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draw:fill="none" fo:min-height="2.138cm"/>
    </style:style>
    <style:style style:name="P1" style:family="paragraph">
      <style:text-properties fo:font-family="'Times New Roman'" style:font-style-name="Regular" style:font-family-generic="roman" style:font-pitch="variable" fo:font-size="96pt" style:font-size-asian="18pt" style:font-size-complex="18pt"/>
    </style:style>
    <style:style style:name="P2" style:family="paragraph">
      <style:text-properties fo:font-family="'Times New Roman'" style:font-style-name="Regular" style:font-family-generic="roman" style:font-pitch="variable" fo:font-size="16pt" fo:font-weight="bold" style:font-size-asian="18pt" style:font-size-complex="18pt"/>
    </style:style>
    <style:style style:name="P3" style:family="paragraph">
      <style:paragraph-properties>
        <style:tab-stops/>
      </style:paragraph-properties>
    </style:style>
    <style:style style:name="T1" style:family="text">
      <style:text-properties fo:font-family="'Times New Roman'" style:font-style-name="Regular" style:font-family-generic="roman" style:font-pitch="variable" fo:font-size="96pt" style:font-size-asian="18pt" style:font-size-complex="18pt"/>
    </style:style>
    <style:style style:name="T2" style:family="text">
      <style:text-properties fo:font-family="'Times New Roman'" style:font-style-name="Regular" style:font-family-generic="roman" style:font-pitch="variable" fo:font-size="16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ork" draw:style-name="dp1" draw:master-page-name="Default">
        <draw:frame draw:style-name="gr1" draw:layer="layout" svg:width="17cm" svg:height="1.675cm" svg:x="2cm" svg:y="1.5cm">
          <draw:text-box>
            <text:p>Swift Construction Company Logo</text:p>
            <text:p>* 72pt Times New Roman</text:p>
          </draw:text-box>
        </draw:frame>
        <draw:frame draw:style-name="gr2" draw:text-style-name="P1" draw:layer="layout" svg:width="2.763cm" svg:height="4.002cm" svg:x="3.4cm" svg:y="4.002cm">
          <draw:text-box>
            <text:p><text:span text:style-name="T1">C</text:span></text:p>
          </draw:text-box>
        </draw:frame>
        <draw:frame draw:style-name="gr2" draw:text-style-name="P1" draw:layer="layout" svg:width="2.386cm" svg:height="4.002cm" svg:x="2cm" svg:y="4.002cm">
          <draw:text-box>
            <text:p><text:span text:style-name="T1">S</text:span></text:p>
          </draw:text-box>
        </draw:frame>
        <draw:frame draw:style-name="gr2" draw:text-style-name="P1" draw:layer="layout" svg:width="2.763cm" svg:height="4.002cm" svg:x="5.137cm" svg:y="4cm">
          <draw:text-box>
            <text:p><text:span text:style-name="T1">C</text:span></text:p>
          </draw:text-box>
        </draw:frame>
        <draw:frame draw:style-name="gr2" draw:text-style-name="P1" draw:layer="layout" svg:width="2.763cm" svg:height="4.002cm" svg:x="3.4cm" svg:y="10.002cm">
          <draw:text-box>
            <text:p><text:span text:style-name="T1">C</text:span></text:p>
          </draw:text-box>
        </draw:frame>
        <draw:frame draw:style-name="gr2" draw:text-style-name="P1" draw:layer="layout" svg:width="2.386cm" svg:height="4.002cm" svg:x="2cm" svg:y="10.002cm">
          <draw:text-box>
            <text:p><text:span text:style-name="T1">S</text:span></text:p>
          </draw:text-box>
        </draw:frame>
        <draw:frame draw:style-name="gr2" draw:text-style-name="P1" draw:layer="layout" svg:width="2.763cm" svg:height="4.002cm" svg:x="5.137cm" svg:y="10cm">
          <draw:text-box>
            <text:p><text:span text:style-name="T1">C</text:span></text:p>
          </draw:text-box>
        </draw:frame>
        <draw:frame draw:style-name="gr3" draw:text-style-name="P2" draw:layer="layout" svg:width="6.3cm" svg:height="0.89cm" svg:x="2.2cm" svg:y="13.15cm">
          <draw:text-box>
            <text:p><text:span text:style-name="T2">Swift Construction Co.</text:span></text:p>
          </draw:text-box>
        </draw:frame>
        <draw:frame draw:style-name="gr4" draw:text-style-name="P3" draw:layer="layout" svg:width="19.59cm" svg:height="2.388cm" svg:x="1cm" svg:y="24.5cm">
          <draw:text-box>
            <text:p text:style-name="P3">(C) 2010 by Dale Scott. This work is licensed according to the terms of the GNU AFFERO GENERAL PUBLIC LICENSE http://creativecommons.org/licenses/by/3.0/</text:p>
          </draw:text-box>
        </draw:frame>
      </draw:page>
      <draw:page draw:name="without name" draw:style-name="dp1" draw:master-page-name="Default">
        <draw:g>
          <draw:frame draw:style-name="gr2" draw:text-style-name="P1" draw:layer="layout" svg:width="2.763cm" svg:height="4.002cm" svg:x="3.4cm" svg:y="2.002cm">
            <draw:text-box>
              <text:p><text:span text:style-name="T1">C</text:span></text:p>
            </draw:text-box>
          </draw:frame>
          <draw:frame draw:style-name="gr2" draw:text-style-name="P1" draw:layer="layout" svg:width="2.386cm" svg:height="4.002cm" svg:x="2cm" svg:y="2.002cm">
            <draw:text-box>
              <text:p><text:span text:style-name="T1">S</text:span></text:p>
            </draw:text-box>
          </draw:frame>
          <draw:frame draw:style-name="gr2" draw:text-style-name="P1" draw:layer="layout" svg:width="2.763cm" svg:height="4.002cm" svg:x="5.137cm" svg:y="2cm">
            <draw:text-box>
              <text:p><text:span text:style-name="T1">C</text:span></text:p>
            </draw:text-box>
          </draw:frame>
        </draw:g>
      </draw:page>
      <draw:page draw:name="with name" draw:style-name="dp1" draw:master-page-name="Default">
        <draw:g>
          <draw:frame draw:style-name="gr2" draw:text-style-name="P1" draw:layer="layout" svg:width="2.763cm" svg:height="4.002cm" svg:x="3.4cm" svg:y="1.962cm">
            <draw:text-box>
              <text:p><text:span text:style-name="T1">C</text:span></text:p>
            </draw:text-box>
          </draw:frame>
          <draw:frame draw:style-name="gr2" draw:text-style-name="P1" draw:layer="layout" svg:width="2.386cm" svg:height="4.002cm" svg:x="2cm" svg:y="1.962cm">
            <draw:text-box>
              <text:p><text:span text:style-name="T1">S</text:span></text:p>
            </draw:text-box>
          </draw:frame>
          <draw:frame draw:style-name="gr2" draw:text-style-name="P1" draw:layer="layout" svg:width="2.763cm" svg:height="4.002cm" svg:x="5.137cm" svg:y="1.96cm">
            <draw:text-box>
              <text:p><text:span text:style-name="T1">C</text:span></text:p>
            </draw:text-box>
          </draw:frame>
          <draw:frame draw:style-name="gr3" draw:text-style-name="P2" draw:layer="layout" svg:width="6.3cm" svg:height="0.89cm" svg:x="2.2cm" svg:y="5.11cm">
            <draw:text-box>
              <text:p><text:span text:style-name="T2">Swift Construction Co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2-01T15:46:20</meta:creation-date>
    <dc:date>2014-04-13T11:10:09.64</dc:date>
    <dc:creator>Dale Scott</dc:creator>
    <meta:editing-duration>PT40M19S</meta:editing-duration>
    <meta:editing-cycles>6</meta:editing-cycles>
    <meta:generator>OpenOffice/4.0.0$Win32 OpenOffice.org_project/400m3$Build-9702</meta:generator>
    <dc:description>(C) 2010 by Dale Scott. This work is licensed according to the terms of the GNU AFFERO GENERAL PUBLIC LICENSE http://creativecommons.org/licenses/by/3.0/</dc:description>
    <dc:title>SCC logo</dc:title>
    <meta:document-statistic meta:object-count="18"/>
  </office:meta>
</office:document-meta>
</file>